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ileObject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getRandomAccessContent( final RandomAccessMode mod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bstractFileObject.isRead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FileObject.isContentOp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Object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createFil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FileObject.copyFrom( final FileObject file , final FileSelector selecto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bstractFileObject.do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AbstractFileObject( final FileName name , final AbstractFileSystem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FileObject.doAtta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FileObject.canRenameTo( FileObject new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Object.resolveFile( FileName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notifyAllStreams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FileObject.doDeta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FileObject.resolveFile( final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FileObject.deta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FileObject.getInputStrea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FileObject.do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doRemoveAttribute( final String at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handle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doIsHidd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handleDe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FileObject.getCo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FileObject.getFil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endOutp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FileObject.getFileContentInfo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doGetCertif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isWritea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FileObject.doGetRandomAccessContent( final RandomAccess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atta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FileObject.isHidde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FileObject.getOutputStream( boolean bAppen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bstractFileObject.getTyp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FileObject.getChild(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FileObject.createFold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bstractFileObject.notifyParent( FileName childName , FileType new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FileObject.onChildrenChanged( FileName child , FileType new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FileObject.refre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FileObject.getPar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FileObjec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resolveFiles( FileName [ ] childr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FileObject.deleteSelf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FileObject.doCreate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childrenChanged( FileName childName , FileType new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FileObject.doSetLastModTime( final long mod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FileObject.findFiles( final FileSelector selector , final boolean depthwise , final List selec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FileObject.findFiles( final FileSelector sel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FileObject.holdObject( Object strongR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Object.doListChildren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doGetOutputStream( boolean bAp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doIsSameFile( FileObject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doGetLastModifie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doIs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injectType( FileType fil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on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FileObject.isSameFile( FileObject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FileObject.traverse( final DefaultFileSelectorInfo fileInfo , final FileSelector selector , final boolean depthwise , final List selecte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bstractFileObject.getFileOper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Object.resolveFile( final String name , final NameScope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moveTo( FileObject destFil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AbstractFileObject.delete( final FileSelector selec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FileObject.doSetLastModifiedTime( final long mod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handleCreate( final FileType new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FileObject.extractNames( FileObject [ ] objec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FileObject.removeChildren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doRename( FileObject new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isAttac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doIsWrit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FileObject.get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FileObject.doCreateFile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FileObject.cl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FileObject.children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doSetAttribute( final String atttrName ,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bject.setFileType( FileType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FileObject.getChildren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63">
            <text:p text:style-name="Table_20_Contents">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